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</office:automatic-styles>
  <office:body>
    <office:spreadsheet>
      <table:table table:name="Pay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VB_Prom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CD_Confirmed</text:p>
          </table:table-cell>
          <table:table-cell office:value-type="string" calcext:value-type="string">
            <text:p>DCD_Probable</text:p>
          </table:table-cell>
          <table:table-cell office:value-type="string" calcext:value-type="string">
            <text:p>DCD_suspecte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date" office:date-value="2014-06-22" calcext:value-type="date">
            <text:p>2014-06-2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" office:value-type="date" office:date-value="2014-06-22" calcext:value-type="date">
            <text:p>2014-06-22</text:p>
          </table:table-cell>
          <table:table-cell table:style-name="ce3" office:value-type="string" calcext:value-type="string">
            <text:p>Sierra Leon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4" office:value-type="date" office:date-value="2014-06-30" calcext:value-type="date">
            <text:p>2014-06-3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93" calcext:value-type="float">
            <text:p>29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date" office:date-value="2014-06-30" calcext:value-type="date">
            <text:p>2014-06-3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date" office:date-value="2014-06-30" calcext:value-type="date">
            <text:p>2014-06-3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4" office:value-type="date" office:date-value="2014-07-03" calcext:value-type="date">
            <text:p>2014-07-03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4" office:value-type="date" office:date-value="2014-07-03" calcext:value-type="date">
            <text:p>2014-07-03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4" office:value-type="date" office:date-value="2014-07-03" calcext:value-type="date">
            <text:p>2014-07-03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4" office:value-type="date" office:date-value="2014-07-06" calcext:value-type="date">
            <text:p>2014-07-06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94" calcext:value-type="float">
            <text:p>29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4" office:value-type="date" office:date-value="2014-07-06" calcext:value-type="date">
            <text:p>2014-07-06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4" office:value-type="date" office:date-value="2014-07-06" calcext:value-type="date">
            <text:p>2014-07-06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12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il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VB_Prome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TTT_en-cour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Conakry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eckedou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Macenta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<text:s/>Boff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ilahu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mb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ort Lok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enem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Monrov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Nimb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5"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18:25:28.697229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7:49:45.808117315</meta:creation-date>
    <dc:date>2014-07-10T18:30:18.163155317</dc:date>
    <meta:editing-duration>PT38M41S</meta:editing-duration>
    <meta:editing-cycles>19</meta:editing-cycles>
    <meta:generator>LibreOffice/4.2.4.2$Linux_X86_64 LibreOffice_project/420m0$Build-2</meta:generator>
    <meta:document-statistic meta:table-count="2" meta:cell-count="271" meta:object-count="0"/>
  </office:meta>
</office:document-meta>
</file>